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bfa" officeooo:paragraph-rsid="00010bfa"/>
    </style:style>
    <style:style style:name="P2" style:family="paragraph" style:parent-style-name="Standard">
      <style:text-properties officeooo:rsid="0001c991" officeooo:paragraph-rsid="0001c991"/>
    </style:style>
    <style:style style:name="P3" style:family="paragraph" style:parent-style-name="Standard">
      <style:text-properties officeooo:rsid="00032506" officeooo:paragraph-rsid="00032506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412ff" officeooo:paragraph-rsid="000412ff"/>
    </style:style>
    <style:style style:name="P5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01c991" officeooo:paragraph-rsid="0001c991"/>
    </style:style>
    <style:style style:name="P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7" style:family="paragraph" style:parent-style-name="Standard">
      <style:text-properties officeooo:rsid="0006e159" officeooo:paragraph-rsid="00032506"/>
    </style:style>
    <style:style style:name="P8" style:family="paragraph" style:parent-style-name="Standard">
      <style:text-properties officeooo:rsid="0006e159" officeooo:paragraph-rsid="0006e159"/>
    </style:style>
    <style:style style:name="P9" style:family="paragraph" style:parent-style-name="Standard">
      <style:text-properties officeooo:rsid="00010bfa" officeooo:paragraph-rsid="00010bfa"/>
    </style:style>
    <style:style style:name="P10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0.6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IT CHEETSHEET</text:p>
      <text:p text:style-name="P1"/>
      <text:p text:style-name="P8"><draw:frame text:anchor-type="paragraph" draw:z-index="0" draw:name="Shape1" draw:style-name="gr1" draw:text-style-name="P10" svg:width="1.8425in" svg:height="0.6449in" svg:x="4.5689in" svg:y="0.0835in"><draw:text-box><text:p><text:span text:style-name="T1">Github</text:span></text:p><text:p>Username: amarsgithub</text:p><text:p>Password: </text:p></draw:text-box></draw:frame>QUICKSTART (tl;dr) </text:p>
      <text:p text:style-name="P8">Start github repo in a directory: git init</text:p>
      <text:p text:style-name="P8">Add all files from folder to stage: git add –a</text:p>
      <text:p text:style-name="P8">To commit changes: git commit -m “Commit message”</text:p>
      <text:p text:style-name="P8">To push changes: git push -u origin master </text:p>
      <text:p text:style-name="P8">To pull changes: git pull</text:p>
      <text:p text:style-name="P8">To create another working branch: git branch &lt;otherBranchName&gt;</text:p>
      <text:p text:style-name="P8">To checkout the other branch: git checkout &lt;otherBranchName&gt;</text:p>
      <text:p text:style-name="P1"/>
      <text:p text:style-name="P1">To start git: <text:s text:c="8"/>git init</text:p>
      <text:p text:style-name="P1"/>
      <text:p text:style-name="P1">To check git status: <text:s text:c="9"/>git status</text:p>
      <text:p text:style-name="P1"/>
      <text:p text:style-name="P1">To add changes: <text:s text:c="6"/>git add &lt;FileName.c&gt;</text:p>
      <text:p text:style-name="P1"/>
      <text:p text:style-name="P1">Check and see if it’s actually been added: <text:s text:c="7"/>git status</text:p>
      <text:p text:style-name="P1"/>
      <text:p text:style-name="P1">Commit changes: <text:s text:c="5"/>git commit -m “Added a file”</text:p>
      <text:p text:style-name="P1"/>
      <text:p text:style-name="P1">To add entire directory: <text:s text:c="8"/>git add .</text:p>
      <text:p text:style-name="P1"/>
      <text:p text:style-name="P1">To view all git changes: <text:s text:c="7"/>git log</text:p>
      <text:p text:style-name="P1"/>
      <text:p text:style-name="P2">To push an existing repository from the command line:</text:p>
      <text:p text:style-name="P5">git remote add origin https://github.com/amarsgithub/HelloWorld.git</text:p>
      <text:p text:style-name="P6">git push -u origin master</text:p>
      <text:p text:style-name="P2"/>
      <text:p text:style-name="P2">To pull from an existing repository: <text:s text:c="6"/>git pull origin master</text:p>
      <text:p text:style-name="P2"/>
      <text:p text:style-name="P2">Changes in versions: <text:s text:c="18"/>git diff Head </text:p>
      <text:p text:style-name="P2"/>
      <text:p text:style-name="P2">Staged options: <text:s text:c="17"/>git diff –staged</text:p>
      <text:p text:style-name="P2"/>
      <text:p text:style-name="P2">To reset something you did: <text:s text:c="9"/>git reset &lt;MyFile.c&gt;</text:p>
      <text:p text:style-name="P2"/>
      <text:p text:style-name="P2">To create a branch: <text:s text:c="9"/>git branch branch_name</text:p>
      <text:p text:style-name="P2"/>
      <text:p text:style-name="P2">To checkout to a branch: <text:s text:c="10"/>git checkout branch_name</text:p>
      <text:p text:style-name="P2"/>
      <text:p text:style-name="P2">To delete files: <text:s text:c="12"/>git rm ‘FileName.c’</text:p>
      <text:p text:style-name="P2"/>
      <text:p text:style-name="P2">To delete a branch: <text:s text:c="3"/>git branch -d branch_name</text:p>
      <text:p text:style-name="P2"/>
      <text:p text:style-name="P3">To list all branches: <text:s text:c="7"/>git branch -a</text:p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3:59:06.229165446</meta:creation-date>
    <dc:date>2019-01-26T08:35:08.026666963</dc:date>
    <meta:editing-duration>PT31M5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92" meta:character-count="1279" meta:non-whitespace-character-count="971"/>
  </office:meta>
</office:document-meta>
</file>